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5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text-position="0% 100%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style:paragraph-properties fo:text-align="start"/>
    </style:style>
    <style:style style:name="T1" style:family="text">
      <style:text-properties fo:color="#000000" style:text-position="0% 100%" style:font-name="Segoe UI Semibold" fo:font-size="28pt" fo:language="none" fo:country="none" fo:font-style="normal" style:text-underline-style="solid" style:text-underline-width="auto" style:text-underline-color="font-color" style:font-size-asian="28pt" style:language-asian="none" style:country-asian="none" style:font-style-asian="normal" style:font-size-complex="28pt" style:language-complex="none" style:country-complex="none" style:font-style-complex="normal"/>
    </style:style>
    <style:style style:name="T2" style:family="text">
      <style:text-properties fo:color="#000000" style:text-position="0% 100%" style:font-name="Segoe UI" fo:font-size="32pt" fo:language="none" fo:country="none" fo:font-style="normal" style:text-underline-style="none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language="none" fo:country="none" fo:font-style="italic" fo:font-weight="600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4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6" style:family="text">
      <style:text-properties fo:color="#000000" style:text-position="super 58%" style:font-name="Segoe UI Semibold" fo:font-size="32pt" fo:language="none" fo:country="none" style:font-size-asian="32pt" style:language-asian="none" style:country-asian="none" style:font-size-complex="32pt" style:language-complex="none" style:country-complex="none"/>
    </style:style>
    <style:style style:name="T7" style:family="text">
      <style:text-properties style:font-name="Segoe UI Semibold" fo:font-size="32pt" fo:language="none" fo:country="none" style:font-size-asian="32pt" style:language-asian="none" style:country-asian="none" style:font-size-complex="32pt" style:language-complex="none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OLD TESTAMENT</text:span></text:p>
            <text:p text:style-name="P1"><text:span text:style-name="T2">Lamentations 3:22-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4.76cm" svg:x="1.778cm" svg:y="1.016cm">
          <draw:text-box>
            <text:p><text:span text:style-name="T3">22</text:span><text:span text:style-name="T4">The steadfast love of the LORD never ceases; his mercies never come to an end; </text:span><text:span text:style-name="T3">23</text:span><text:span text:style-name="T4">they are new every morning; great is your faithful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4.384cm" svg:height="6.263cm" svg:x="1.778cm" svg:y="1.016cm">
          <draw:text-box>
            <text:p><text:span text:style-name="T5">24</text:span><text:span text:style-name="T4">“The LORD is my portion,” says my soul, “therefore I will hope in him.”</text:span></text:p>
            <text:p><text:span text:style-name="T5">25</text:span><text:span text:style-name="T4">The LORD is good to those who wait for him, to the soul who seeks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4" draw:layer="layout" svg:width="24.384cm" svg:height="6.263cm" svg:x="1.778cm" svg:y="1.016cm">
          <draw:text-box>
            <text:p><text:span text:style-name="T5">26</text:span><text:span text:style-name="T4">It is good that one should wait quietly for the salvation of the LORD.</text:span></text:p>
            <text:p><text:span text:style-name="T5">27</text:span><text:span text:style-name="T4">It is good for a man that he bear the yoke in his yo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4" draw:layer="layout" svg:width="24.384cm" svg:height="7.766cm" svg:x="1.778cm" svg:y="1.016cm">
          <draw:text-box>
            <text:p><text:span text:style-name="T6">28</text:span><text:span text:style-name="T7">Let him sit alone in silence when it is laid on him; </text:span><text:span text:style-name="T6">29</text:span><text:span text:style-name="T7">let him put his mouth in the dust— there may yet be hope; </text:span><text:span text:style-name="T5">30</text:span><text:span text:style-name="T7">let him give his cheek to the one who strikes, and let him be filled with insul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4" draw:layer="layout" svg:width="24.638cm" svg:height="8.508cm" svg:x="1.524cm" svg:y="0.89cm">
          <draw:text-box>
            <text:p text:style-name="P5"><text:span text:style-name="T5">31</text:span><text:span text:style-name="T4">For the Lord will not cast off forever, </text:span><text:span text:style-name="T5">32</text:span><text:span text:style-name="T4">but, though he cause grief, he will have compassion according to the abundance of his steadfast love; </text:span><text:span text:style-name="T5">33</text:span><text:span text:style-name="T4">for he does not afflict from his heart or grieve the children of 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22:32:48.573000000</meta:creation-date>
    <dc:title>Blue template</dc:title>
    <meta:editing-duration>PT4M48S</meta:editing-duration>
    <meta:editing-cycles>4</meta:editing-cycles>
    <meta:generator>LibreOffice/6.0.1.1$Windows_X86_64 LibreOffice_project/60bfb1526849283ce2491346ed2aa51c465abfe6</meta:generator>
    <dc:date>2018-06-27T10:18:42.117000000</dc:date>
    <meta:document-statistic meta:object-count="39"/>
  </office:meta>
</office:document-meta>
</file>